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90000035F9109DA238C255B94.png" manifest:media-type="image/png"/>
  <manifest:file-entry manifest:full-path="Pictures/10000000000002B3000002BCE282B7CD0F4B4AD9.png" manifest:media-type="image/png"/>
  <manifest:file-entry manifest:full-path="Pictures/10000000000003280000033649A1C1DD42893ABF.png" manifest:media-type="image/png"/>
  <manifest:file-entry manifest:full-path="Pictures/100000000000038E0000034F355E72E6ED5222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047in, 1.022in, 0.7102in, 0.149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39in, 0.2008in)" draw:luminance="0%" draw:contrast="0%" draw:red="0%" draw:green="0%" draw:blue="0%" draw:gamma="100%" draw:color-inversion="false" draw:image-opacity="58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575in, 1.2972in, 1.4492in, 0.982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366in, 1.2437in, 1.4992in, 1.4925in)" draw:luminance="0%" draw:contrast="0%" draw:red="0%" draw:green="0%" draw:blue="0%" draw:gamma="100%" draw:color-inversion="false" draw:image-opacity="58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98in" svg:y="-0.1618in" svg:width="5.5752in" svg:height="5.4882in" draw:z-index="0"><draw:image xlink:href="Pictures/10000000000003280000033649A1C1DD42893ABF.png" xlink:type="simple" xlink:show="embed" xlink:actuate="onLoad" loext:mime-type="image/png"/></draw:frame><draw:frame draw:style-name="fr2" draw:name="Image3" text:anchor-type="paragraph" svg:x="0.298in" svg:y="-0.1618in" svg:width="5.5752in" svg:height="5.5035in" draw:z-index="1"><draw:image xlink:href="Pictures/100000000000038E0000034F355E72E6ED5222A7.png" xlink:type="simple" xlink:show="embed" xlink:actuate="onLoad" loext:mime-type="image/png"/></draw:frame><draw:frame draw:style-name="fr3" draw:name="Image2" text:anchor-type="paragraph" svg:x="0.298in" svg:y="5.3256in" svg:width="5.5819in" svg:height="5.5445in" draw:z-index="2"><draw:image xlink:href="Pictures/10000000000002B3000002BCE282B7CD0F4B4AD9.png" xlink:type="simple" xlink:show="embed" xlink:actuate="onLoad" loext:mime-type="image/png"/></draw:frame><draw:frame draw:style-name="fr4" draw:name="Image4" text:anchor-type="paragraph" svg:x="0.298in" svg:y="5.3264in" svg:width="5.5819in" svg:height="5.5437in" draw:z-index="3"><draw:image xlink:href="Pictures/10000000000003890000035F9109DA238C255B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20:28:11.288311262</meta:creation-date>
    <dc:date>2020-01-19T20:34:27.078703475</dc:date>
    <meta:editing-duration>PT6M16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